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9e7ee" officeooo:paragraph-rsid="0029e7ee"/>
    </style:style>
    <style:style style:name="P2" style:family="paragraph" style:parent-style-name="Standard">
      <style:text-properties officeooo:rsid="002bb03f" officeooo:paragraph-rsid="002bb03f"/>
    </style:style>
    <style:style style:name="T1" style:family="text">
      <style:text-properties officeooo:rsid="002bb0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rching and finding part 1</text:p>
      <text:p text:style-name="P1"/>
      <text:p text:style-name="P1">Hello, and welcome to this video on searching and finding. Lets jump right in!</text:p>
      <text:p text:style-name="P1"/>
      <text:p text:style-name="P1">There are two primary methods for looking for data in a collection of data in C++. they are std::search and std::find. Finding is a simpler task, as it looks for the first element in a range that matches the value, or satisfies the provided predicate. <text:span text:style-name="T1">Std::search searches for the first occurrence of the sequence of elements s_first → s_last in the range. In simpler terms, it does sequence matching, not just value matching. </text:span></text:p>
      <text:p text:style-name="P1"/>
      <text:p text:style-name="P2">C++17 introduced another search function signature that can take in a searcher object. This allows the user to use more complete and applicable search algorithms depending on the type of sequence your searching for. For example, the default searchers can be used for general sequence matching, but the boyer moore horspool searcher can be used for finding substrings inside large string sets. </text:p>
      <text:p text:style-name="P2"/>
      <text:p text:style-name="P2">To get started, lets look at the std::find signatures that are available. </text:p>
      <text:p text:style-name="P2"/>
      <text:p text:style-name="P2">We have find, which looks for a single value, find_if which looks for the first item that satisfies the predicate, and find_if_not that finds the first item that does not satisfy the predicate. Lets take a look at some code. </text:p>
      <text:p text:style-name="P2"/>
      <text:p text:style-name="P2">&lt;find.cpp&gt;</text:p>
      <text:p text:style-name="P2"/>
      <text:p text:style-name="P2">in the next video, we will continue discussing searching and finding with part 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3-04T15:17:28.958262995</dc:date>
    <meta:editing-duration>P2DT13H8M3S</meta:editing-duration>
    <meta:editing-cycles>12</meta:editing-cycles>
    <meta:generator>LibreOffice/6.0.7.3$Linux_X86_64 LibreOffice_project/00m0$Build-3</meta:generator>
    <meta:document-statistic meta:table-count="0" meta:image-count="0" meta:object-count="0" meta:page-count="1" meta:paragraph-count="8" meta:word-count="221" meta:character-count="1317" meta:non-whitespace-character-count="1099"/>
  </office:meta>
</office:document-meta>
</file>